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Hao Xiang Liew</text:initial-creator></text:p>
      <text:p text:style-name="OrgSubtitle"/>
      <text:p text:style-name="Text_20_body">## Pre-requisites
</text:p>
      <text:list text:style-name="OrgBulletedList" text:continue-numbering="false">
        <text:list-item>
          <text:p text:style-name="Text_20_body">Register for MOSS [<text:a xlink:type="simple" xlink:href="https://theory.stanford.edu/~aiken/moss/">https://theory.stanford.edu/~aiken/moss/</text:a>](<text:a xlink:type="simple" xlink:href="https://theory.stanford.edu/~aiken/moss/">https://theory.stanford.edu/~aiken/moss/</text:a>)
</text:p>
          <text:list text:style-name="OrgBulletedList" text:continue-numbering="true">
            <text:list-item>
              <text:p text:style-name="Text_20_body">Make sure you follow the instructions exactly
</text:p>
            </text:list-item>
          </text:list>
        </text:list-item>
        <text:list-item>
          <text:p text:style-name="Text_20_body">Install the GitHub Classroom CLI [<text:a xlink:type="simple" xlink:href="https://docs.github.com/en/education/manage-coursework-with-github-classroom/teach-with-github-classroom/using-github-classroom-with-github-cli#setting-up-github-cli">https://docs.github.com/en/education/manage-coursework-with-github-classroom/teach-with-github-classroom/using-github-classroom-with-github-cli#setting-up-github-cli</text:a>-](<text:a xlink:type="simple" xlink:href="https://docs.github.com/en/education/manage-coursework-with-github-classroom/teach-with-github-classroom/using-github-classroom-with-github-cli#setting-up-github-cli">https://docs.github.com/en/education/manage-coursework-with-github-classroom/teach-with-github-classroom/using-github-classroom-with-github-cli#setting-up-github-cli</text:a>-)
</text:p>
        </text:list-item>
      </text:list>
      <text:p text:style-name="Text_20_body">## Steps
</text:p>
      <text:list text:style-name="OrgNumberedList" text:continue-numbering="false">
        <text:list-item>
          <text:p text:style-name="Text_20_body">Get into a Linux environment, ideally, Ubuntu.
</text:p>
          <text:list text:style-name="OrgBulletedList" text:continue-numbering="true">
            <text:list-item>
              <text:p text:style-name="Text_20_body">Windows Subsystem for Linux (WSL) is a good option: [<text:a xlink:type="simple" xlink:href="https://ubuntu.com/desktop/wsl">https://ubuntu.com/desktop/wsl</text:a>](<text:a xlink:type="simple" xlink:href="https://ubuntu.com/desktop/wsl">https://ubuntu.com/desktop/wsl</text:a>)
</text:p>
            </text:list-item>
          </text:list>
        </text:list-item>
        <text:list-item>
          <text:p text:style-name="Text_20_body">Install perl
</text:p>
          <text:list text:style-name="OrgBulletedList" text:continue-numbering="true">
            <text:list-item>
              <text:p text:style-name="Text_20_body">`sudo apt-get install perl`
</text:p>
            </text:list-item>
          </text:list>
        </text:list-item>
        <text:list-item>
          <text:p text:style-name="Text_20_body">Use the MOSS script provided in the email, save it as `moss.pl`
</text:p>
          <text:list text:style-name="OrgBulletedList" text:continue-numbering="true">
            <text:list-item>
              <text:p text:style-name="Text_20_body">Alternatively, `wget <text:a xlink:type="simple" xlink:href="http://moss.stanford.edu/general/scripts/mossnet">http://moss.stanford.edu/general/scripts/mossnet</text:a> -O moss.pl`
</text:p>
            </text:list-item>
          </text:list>
        </text:list-item>
        <text:list-item>
          <text:p text:style-name="Text_20_body">Clone student repositories with GitHub Classroom CLI
</text:p>
          <text:list text:style-name="OrgBulletedList" text:continue-numbering="true">
            <text:list-item>
              <text:p text:style-name="Text_20_body">`gh classroom clone &lt;assignment-url&gt;`
</text:p>
            </text:list-item>
          </text:list>
        </text:list-item>
        <text:list-item>
          <text:p text:style-name="Text_20_body">Run MOSS Script ``` perl moss.pl -l c -b &lt;path<text:span text:style-name="OrgSubscript">to</text:span><text:span text:style-name="OrgSubscript">base</text:span><text:span text:style-name="OrgSubscript">projX</text:span><text:span text:style-name="OrgSubscript">main.c</text:span>&gt; -b &lt;path<text:span text:style-name="OrgSubscript">to</text:span><text:span text:style-name="OrgSubscript">base</text:span><text:span text:style-name="OrgSubscript">system</text:span><text:span text:style-name="OrgSubscript">msp432p401r.c</text:span>&gt; -d &lt;cloned<text:span text:style-name="OrgSubscript">student</text:span><text:span text:style-name="OrgSubscript">repo</text:span><text:span text:style-name="OrgSubscript">path</text:span>&gt;/*/*.c &lt;cloned<text:span text:style-name="OrgSubscript">student</text:span><text:span text:style-name="OrgSubscript">repo</text:span><text:span text:style-name="OrgSubscript">path</text:span>&gt;/*/*.h ```
</text:p>
          <text:list text:style-name="OrgBulletedList" text:continue-numbering="true">
            <text:list-item>
              <text:p text:style-name="Text_20_body">Should output a URL to the MOSS results
</text:p>
            </text:list-item>
          </text:list>
        </text:list-item>
        <text:list-item>
          <text:p text:style-name="Text_20_body">(Optional) Use mossum to visualize the results [<text:a xlink:type="simple" xlink:href="https://github.com/hjalti/mossum">https://github.com/hjalti/mossum</text:a>](<text:a xlink:type="simple" xlink:href="https://github.com/hjalti/mossum">https://github.com/hjalti/mossum</text:a>)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ao Xiang Liew</dc:creator>
    <meta:initial-creator>Hao Xiang Liew</meta:initial-creator>
    <dc:date>2024-11-09T14:28:24</dc:date>
    <meta:creation-date>2024-11-09T14:28:24</meta:creation-date>
    <meta:generator>Emacs 31.0.50 (Org mode 9.7.11)</meta:generator>
    <meta:keyword/>
    <dc:subject/>
    <dc:title/>
  </office:meta>
</office:document-meta>
</file>